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REFCODE</text:p>
          </table:table-cell>
          <table:table-cell/>
          <table:table-cell office:value-type="string" calcext:value-type="string">
            <text:p>missing reason</text:p>
          </table:table-cell>
          <table:table-cell office:value-type="string" calcext:value-type="string">
            <text:p>missing?</text:p>
          </table:table-cell>
          <table:table-cell office:value-type="string" calcext:value-type="string">
            <text:p>fixed?</text:p>
          </table:table-cell>
          <table:table-cell table:number-columns-repeated="3"/>
          <table:table-cell table:style-name="ce5" office:value-type="string" calcext:value-type="string">
            <text:p>reason missing</text:p>
          </table:table-cell>
          <table:table-cell table:style-name="ce5"/>
          <table:table-cell table:style-name="ce5"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C11</text:p>
          </table:table-cell>
          <table:table-cell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JOHU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1new</text:p>
          </table:table-cell>
          <table:table-cell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AJOJA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2new</text:p>
          </table:table-cell>
          <table:table-cell/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BATVU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Bardelang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D.M.Leek</text:p>
          </table:table-cell>
          <table:table-cell office:value-type="string" calcext:value-type="string">
            <text:p><text:s/>J.C.Margeson</text:p>
          </table:table-cell>
          <table:table-cell office:value-type="string" calcext:value-type="string">
            <text:p><text:s/>G.Chan</text:p>
          </table:table-cell>
          <table:table-cell office:value-type="string" calcext:value-type="string">
            <text:p><text:s/>C.I.Ratcliffe</text:p>
          </table:table-cell>
          <table:table-cell office:value-type="string" calcext:value-type="string">
            <text:p><text:s/>J.A.Ripmee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D3fixed</text:p>
          </table:table-cell>
          <table:table-cell/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OPJEZ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ACDMFM</text:p>
          </table:table-cell>
          <table:table-cell/>
          <table:table-cell table:style-name="ce4" office:value-type="string" calcext:value-type="string">
            <text:p>author missing</text:p>
          </table:table-cell>
          <table:table-cell table:style-name="ce4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OPJI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2fixed</text:p>
          </table:table-cell>
          <table:table-cell/>
          <table:table-cell office:value-type="string" calcext:value-type="string">
            <text:p>DUCM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UCM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Christoforides</text:p>
          </table:table-cell>
          <table:table-cell office:value-type="string" calcext:value-type="string">
            <text:p><text:s/>Elias</text:p>
          </table:table-cell>
          <table:table-cell office:value-type="string" calcext:value-type="string">
            <text:p><text:s/>Mentzafos</text:p>
          </table:table-cell>
          <table:table-cell office:value-type="string" calcext:value-type="string">
            <text:p><text:s/>Dimitris</text:p>
          </table:table-cell>
          <table:table-cell office:value-type="string" calcext:value-type="string">
            <text:p><text:s/>Bethanis</text:p>
          </table:table-cell>
          <table:table-cell office:value-type="string" calcext:value-type="string">
            <text:p><text:s/>Kost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1a</text:p>
          </table:table-cell>
          <table:table-cell/>
          <table:table-cell office:value-type="string" calcext:value-type="string">
            <text:p>PUDWU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QEME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Genfeng Feng</text:p>
          </table:table-cell>
          <table:table-cell office:value-type="string" calcext:value-type="string">
            <text:p><text:s/>Wei Liu</text:p>
          </table:table-cell>
          <table:table-cell office:value-type="string" calcext:value-type="string">
            <text:p><text:s/>Yuxin Peng</text:p>
          </table:table-cell>
          <table:table-cell office:value-type="string" calcext:value-type="string">
            <text:p><text:s/>Bo Zhao</text:p>
          </table:table-cell>
          <table:table-cell office:value-type="string" calcext:value-type="string">
            <text:p><text:s/>Wei Huang</text:p>
          </table:table-cell>
          <table:table-cell office:value-type="string" calcext:value-type="string">
            <text:p><text:s/>Yafei Da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1b</text:p>
          </table:table-cell>
          <table:table-cell/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OQTOW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FOQTEM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NUXHI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GUMCI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Jian Tian</text:p>
          </table:table-cell>
          <table:table-cell office:value-type="string" calcext:value-type="string">
            <text:p><text:s/>P.K.Thallapally</text:p>
          </table:table-cell>
          <table:table-cell office:value-type="string" calcext:value-type="string">
            <text:p><text:s/>S.J.Dalgarno</text:p>
          </table:table-cell>
          <table:table-cell office:value-type="string" calcext:value-type="string">
            <text:p><text:s/>P.B.McGrail</text:p>
          </table:table-cell>
          <table:table-cell office:value-type="string" calcext:value-type="string">
            <text:p><text:s/>J.L.Atwoo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C4</text:p>
          </table:table-cell>
          <table:table-cell/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LELJES</text:p>
          </table:table-cell>
          <table:table-cell office:value-type="string" calcext:value-type="string">
            <text:p>contains metals</text:p>
          </table:table-cell>
          <table:table-cell/>
          <table:table-cell office:value-type="string" calcext:value-type="string">
            <text:p>A.Muller</text:p>
          </table:table-cell>
          <table:table-cell office:value-type="string" calcext:value-type="string">
            <text:p><text:s/>L.Toma</text:p>
          </table:table-cell>
          <table:table-cell office:value-type="string" calcext:value-type="string">
            <text:p><text:s/>H.Bogge</text:p>
          </table:table-cell>
          <table:table-cell office:value-type="string" calcext:value-type="string">
            <text:p><text:s/>M.Henry</text:p>
          </table:table-cell>
          <table:table-cell office:value-type="string" calcext:value-type="string">
            <text:p><text:s/>E.T.K.Haupt</text:p>
          </table:table-cell>
          <table:table-cell office:value-type="string" calcext:value-type="string">
            <text:p><text:s/>A.Mix</text:p>
          </table:table-cell>
          <table:table-cell office:value-type="string" calcext:value-type="string">
            <text:p><text:s/>F.L.Sous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8</text:p>
          </table:table-cell>
          <table:table-cell/>
          <table:table-cell office:value-type="string" calcext:value-type="string">
            <text:p>CANHOR0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ODFE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9</text:p>
          </table:table-cell>
          <table:table-cell/>
          <table:table-cell office:value-type="string" calcext:value-type="string">
            <text:p>IFOLU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OJMIH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Cage</text:p>
          </table:table-cell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MESTU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Kudo</text:p>
          </table:table-cell>
          <table:table-cell office:value-type="string" calcext:value-type="string">
            <text:p><text:s/>R.Hayashi</text:p>
          </table:table-cell>
          <table:table-cell office:value-type="string" calcext:value-type="string">
            <text:p><text:s/>K.Mitani</text:p>
          </table:table-cell>
          <table:table-cell office:value-type="string" calcext:value-type="string">
            <text:p><text:s/>T.Yokozawa</text:p>
          </table:table-cell>
          <table:table-cell office:value-type="string" calcext:value-type="string">
            <text:p><text:s/>N.C.Kasuga</text:p>
          </table:table-cell>
          <table:table-cell office:value-type="string" calcext:value-type="string">
            <text:p><text:s/>T.Nishikub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CC11</text:p>
          </table:table-cell>
          <table:table-cell/>
          <table:table-cell office:value-type="string" calcext:value-type="string">
            <text:p>OVENEK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NUNRI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T.Steiner</text:p>
          </table:table-cell>
          <table:table-cell office:value-type="string" calcext:value-type="string">
            <text:p><text:s/>W.Saeng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CC12</text:p>
          </table:table-cell>
          <table:table-cell/>
          <table:table-cell office:value-type="string" calcext:value-type="string">
            <text:p>OVENIO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NOVNA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S.H.Lapidus</text:p>
          </table:table-cell>
          <table:table-cell office:value-type="string" calcext:value-type="string">
            <text:p><text:s/>C.M.Kane</text:p>
          </table:table-cell>
          <table:table-cell office:value-type="string" calcext:value-type="string">
            <text:p><text:s/>K.T.Holm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CC13</text:p>
          </table:table-cell>
          <table:table-cell/>
          <table:table-cell office:value-type="string" calcext:value-type="string">
            <text:p>OVENO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JITO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O.Taratula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N.S.Khan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I.J.Dmochowsk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C43</text:p>
          </table:table-cell>
          <table:table-cell/>
          <table:table-cell office:value-type="string" calcext:value-type="string">
            <text:p>PAQF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RAVO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M.Petryk</text:p>
          </table:table-cell>
          <table:table-cell office:value-type="string" calcext:value-type="string">
            <text:p><text:s/>J.Szymkowiak</text:p>
          </table:table-cell>
          <table:table-cell office:value-type="string" calcext:value-type="string">
            <text:p><text:s/>B.Gierczyk</text:p>
          </table:table-cell>
          <table:table-cell office:value-type="string" calcext:value-type="string">
            <text:p><text:s/>G.Spolnik</text:p>
          </table:table-cell>
          <table:table-cell office:value-type="string" calcext:value-type="string">
            <text:p><text:s/>L.Popenda</text:p>
          </table:table-cell>
          <table:table-cell office:value-type="string" calcext:value-type="string">
            <text:p><text:s/>A.Janiak</text:p>
          </table:table-cell>
          <table:table-cell office:value-type="string" calcext:value-type="string">
            <text:p><text:s/>M.Kw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E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string" calcext:value-type="string">
            <text:p>(1)-ms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IE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09880vsi002</text:p>
          </table:table-cell>
          <table:table-cell/>
          <table:table-cell office:value-type="string" calcext:value-type="string">
            <text:p>NUXHI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OK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b02716si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U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CDMFM</text:p>
          </table:table-cell>
          <table:table-cell table:style-name="ce2" table:number-columns-repeated="3"/>
          <table:table-cell table:style-name="ce2" office:value-type="string" calcext:value-type="string">
            <text:p>author missing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2"/>
          <table:table-cell office:value-type="string" calcext:value-type="string">
            <text:p>QORWA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JOHUD.cif</text:p>
          </table:table-cell>
          <table:table-cell office:value-type="float" office:value="745245" calcext:value-type="float">
            <text:p>745245</text:p>
          </table:table-cell>
          <table:table-cell office:value-type="string" calcext:value-type="string">
            <text:p>AJOHU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E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author list</text:p>
          </table:table-cell>
          <table:table-cell table:number-columns-repeated="3"/>
          <table:table-cell office:value-type="string" calcext:value-type="string">
            <text:p>last authors</text:p>
          </table:table-cell>
          <table:table-cell office:value-type="string" calcext:value-type="string">
            <text:p>missing?</text:p>
          </table:table-cell>
        </table:table-row>
        <table:table-row table:style-name="ro1">
          <table:table-cell office:value-type="string" calcext:value-type="string">
            <text:p>IC3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I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Kost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JOJAL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O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K.T.Holma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B6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U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W.Saeng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TVUP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XAY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J.Szymkowiak</text:p>
          </table:table-cell>
          <table:table-cell table:number-columns-repeated="3"/>
          <table:table-cell office:value-type="string" calcext:value-type="string">
            <text:p><text:s/>M.Kwi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NHOR00.cif</text:p>
          </table:table-cell>
          <table:table-cell office:value-type="float" office:value="1511860" calcext:value-type="float">
            <text:p>1511860</text:p>
          </table:table-cell>
          <table:table-cell office:value-type="string" calcext:value-type="string">
            <text:p>CANHO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YUWA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S.Khan</text:p>
          </table:table-cell>
          <table:table-cell office:value-type="string" calcext:value-type="string">
            <text:p><text:s/>J.M.Perez-Aguilar</text:p>
          </table:table-cell>
          <table:table-cell office:value-type="string" calcext:value-type="string">
            <text:p><text:s/>T.Kaufmann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O.Taratula</text:p>
          </table:table-cell>
          <table:table-cell office:value-type="string" calcext:value-type="string">
            <text:p><text:s/>O.-S.Lee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J.G.Saven</text:p>
          </table:table-cell>
          <table:table-cell office:value-type="string" calcext:value-type="string">
            <text:p><text:s/>I.J.Dmochowski</text:p>
          </table:table-cell>
          <table:table-cell table:number-columns-repeated="5"/>
          <table:table-cell office:value-type="string" calcext:value-type="string">
            <text:p>M.Juricek</text:p>
          </table:table-cell>
          <table:table-cell table:number-columns-repeated="3"/>
          <table:table-cell office:value-type="string" calcext:value-type="string">
            <text:p><text:s/>F.L.Sous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_CD2.cif</text:p>
          </table:table-cell>
          <table:table-cell office:value-type="float" office:value="1021396" calcext:value-type="float">
            <text:p>1021396</text:p>
          </table:table-cell>
          <table:table-cell office:value-type="string" calcext:value-type="string">
            <text:p>DUCM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WOGYU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H.Brouwer</text:p>
          </table:table-cell>
          <table:table-cell office:value-type="string" calcext:value-type="string">
            <text:p><text:s/>I.L.Moudrakovski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G.D.Enright</text:p>
          </table:table-cell>
          <table:table-cell office:value-type="string" calcext:value-type="string">
            <text:p><text:s/>J.A.Ripmeester</text:p>
          </table:table-cell>
          <table:table-cell table:number-columns-repeated="9"/>
          <table:table-cell office:value-type="string" calcext:value-type="string">
            <text:p>M.Kwit</text:p>
          </table:table-cell>
          <table:table-cell table:number-columns-repeated="3"/>
          <table:table-cell office:value-type="string" calcext:value-type="string">
            <text:p><text:s/>T.Nishikub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PJEZ.cif</text:p>
          </table:table-cell>
          <table:table-cell office:value-type="float" office:value="1008724" calcext:value-type="float">
            <text:p>1008724</text:p>
          </table:table-cell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XOTJAT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10"/>
          <table:table-cell office:value-type="string" calcext:value-type="string">
            <text:p><text:s/>Yafei Da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C5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XOTH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10"/>
          <table:table-cell office:value-type="string" calcext:value-type="string">
            <text:p><text:s/>J.Fraser Stoddar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PJID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UKHO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S.Fujii</text:p>
          </table:table-cell>
          <table:table-cell office:value-type="string" calcext:value-type="string">
            <text:p><text:s/>M.Kiguchi</text:p>
          </table:table-cell>
          <table:table-cell office:value-type="string" calcext:value-type="string">
            <text:p><text:s/>N.Iwasawa</text:p>
          </table:table-cell>
          <table:table-cell table:number-columns-repeated="7"/>
          <table:table-cell office:value-type="string" calcext:value-type="string">
            <text:p>Wei</text:p>
          </table:table-cell>
          <table:table-cell table:number-columns-repeated="3"/>
          <table:table-cell office:value-type="string" calcext:value-type="string">
            <text:p><text:s/>I.J.Dmochowsk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C1b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FRIT</text:p>
          </table:table-cell>
          <table:table-cell office:value-type="string" calcext:value-type="string">
            <text:p>Powder study</text:p>
          </table:table-cell>
          <table:table-cell/>
          <table:table-cell office:value-type="string" calcext:value-type="string">
            <text:p>M.E.Briggs</text:p>
          </table:table-cell>
          <table:table-cell office:value-type="string" calcext:value-type="string">
            <text:p><text:s/>K.E.Jelfs</text:p>
          </table:table-cell>
          <table:table-cell office:value-type="string" calcext:value-type="string">
            <text:p><text:s/>Samantha Y.Chong</text:p>
          </table:table-cell>
          <table:table-cell office:value-type="string" calcext:value-type="string">
            <text:p><text:s/>C.Lester</text:p>
          </table:table-cell>
          <table:table-cell office:value-type="string" calcext:value-type="string">
            <text:p><text:s/>M.Schmidtmann</text:p>
          </table:table-cell>
          <table:table-cell office:value-type="string" calcext:value-type="string">
            <text:p><text:s/>D.J.Adams</text:p>
          </table:table-cell>
          <table:table-cell office:value-type="string" calcext:value-type="string">
            <text:p><text:s/>A.I.Cooper</text:p>
          </table:table-cell>
          <table:table-cell table:number-columns-repeated="7"/>
          <table:table-cell office:value-type="string" calcext:value-type="string">
            <text:p>Y.Sagara</text:p>
          </table:table-cell>
          <table:table-cell table:number-columns-repeated="3"/>
          <table:table-cell office:value-type="string" calcext:value-type="string">
            <text:p><text:s/>J.L.Atwoo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LALAF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JEPA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D.Bardelang</text:p>
          </table:table-cell>
          <table:table-cell table:number-columns-repeated="3"/>
          <table:table-cell office:value-type="string" calcext:value-type="string">
            <text:p><text:s/>I.Azumay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KUKUR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JEPE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Elias</text:p>
          </table:table-cell>
          <table:table-cell table:number-columns-repeated="3"/>
          <table:table-cell office:value-type="string" calcext:value-type="string">
            <text:p><text:s/>A.I.Coop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C1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A.Udachin</text:p>
          </table:table-cell>
          <table:table-cell table:number-columns-repeated="3"/>
          <table:table-cell office:value-type="string" calcext:value-type="string">
            <text:p><text:s/>J.A.Ripmees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C4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Kagechika</text:p>
          </table:table-cell>
          <table:table-cell table:number-columns-repeated="3"/>
          <table:table-cell office:value-type="string" calcext:value-type="string">
            <text:p><text:s/>N.Iwasaw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PIRUR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4"/>
          <table:table-cell office:value-type="string" calcext:value-type="string">
            <text:p>Itam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C3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4a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Ku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4b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C1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QEMEU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J.Car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IJ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aman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OP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UV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Takah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SAC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Fuj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QXAC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a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J.Dalgar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b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entzaf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c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Yam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d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Hafe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5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Gen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AR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Petr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EV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J.Hartlie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IZ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.M.L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OF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.A.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EM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S.K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OW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.Hayas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YHEN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M.Holcro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8380.cif</text:p>
          </table:table-cell>
          <table:table-cell office:value-type="float" office:value="1018380" calcext:value-type="float">
            <text:p>1018380</text:p>
          </table:table-cell>
          <table:table-cell office:value-type="string" calcext:value-type="string">
            <text:p>FOMLUQ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Yasu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653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Tomin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5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.L.So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7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K.Blackb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4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C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5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C.Kasu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9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E.Jel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AC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H.Lapid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UW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Yaf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0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L.Ste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MCIB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D.En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2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I.Coo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7929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Johmo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0837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todd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0837_new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6_cat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81844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E.Brig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8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T.Hol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OLUM.cif</text:p>
          </table:table-cell>
          <table:table-cell office:value-type="float" office:value="954664" calcext:value-type="float">
            <text:p>954664</text:p>
          </table:table-cell>
          <table:table-cell office:value-type="string" calcext:value-type="string">
            <text:p>IFOLU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.Bertha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AC00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L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EG00.cif</text:p>
          </table:table-cell>
          <table:table-cell office:value-type="float" office:value="1481845" calcext:value-type="float">
            <text:p>1481845</text:p>
          </table:table-cell>
          <table:table-cell office:value-type="string" calcext:value-type="string">
            <text:p>IYEMEG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Y.Ch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IK00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L.Pope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AS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Iwas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EW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252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O.Tarat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E.Leo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8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u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40.cif</text:p>
          </table:table-cell>
          <table:table-cell office:value-type="float" office:value="196141" calcext:value-type="float">
            <text:p>196141</text:p>
          </table:table-cell>
          <table:table-cell office:value-type="string" calcext:value-type="string">
            <text:p>LUXVA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Fra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334.cif</text:p>
          </table:table-cell>
          <table:table-cell office:value-type="float" office:value="277334" calcext:value-type="float">
            <text:p>277334</text:p>
          </table:table-cell>
          <table:table-cell office:value-type="string" calcext:value-type="string">
            <text:p>LELJES</text:p>
          </table:table-cell>
          <table:table-cell/>
          <table:table-cell office:value-type="string" calcext:value-type="string">
            <text:p>author missing/metals present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C.Marge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CC4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I.Jose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NUL.cif</text:p>
          </table:table-cell>
          <table:table-cell office:value-type="float" office:value="876253" calcext:value-type="float">
            <text:p>876253</text:p>
          </table:table-cell>
          <table:table-cell office:value-type="string" calcext:value-type="string">
            <text:p>LEJNU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.Imabep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01.cif</text:p>
          </table:table-cell>
          <table:table-cell office:value-type="float" office:value="876255" calcext:value-type="float">
            <text:p>876255</text:p>
          </table:table-cell>
          <table:table-cell office:value-type="string" calcext:value-type="string">
            <text:p>LEJPAT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L.Moudrakov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.cif</text:p>
          </table:table-cell>
          <table:table-cell office:value-type="float" office:value="876254" calcext:value-type="float">
            <text:p>876254</text:p>
          </table:table-cell>
          <table:table-cell office:value-type="string" calcext:value-type="string">
            <text:p>LEJPA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O.-S.L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IB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E.Den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a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A.Sarje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b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O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DFEQ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D.H.Brou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JMIH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etha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TUA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Fuj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1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1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Li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VVAI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Takayan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M.Ki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_del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L.T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C.Bar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_del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Bout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.Giercz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_del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M.Perez-Agui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El-Ay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_del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iz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A.Ripme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_del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C.I.Ratclif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_P1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Ma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1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Azum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2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L.Stru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3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Katag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4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Spoln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BAC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E.J.D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NAP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NRIX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3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Stei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3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K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a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b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imit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8897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H.Uek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M.Hen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_Xe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K.Thallap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VOU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ux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EK.cif</text:p>
          </table:table-cell>
          <table:table-cell office:value-type="float" office:value="1452673" calcext:value-type="float">
            <text:p>1452673</text:p>
          </table:table-cell>
          <table:table-cell office:value-type="string" calcext:value-type="string">
            <text:p>OVENEK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19"/>
          <table:table-cell office:value-type="string" calcext:value-type="string">
            <text:p>J.L.Atw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IO.cif</text:p>
          </table:table-cell>
          <table:table-cell office:value-type="float" office:value="1452674" calcext:value-type="float">
            <text:p>1452674</text:p>
          </table:table-cell>
          <table:table-cell office:value-type="string" calcext:value-type="string">
            <text:p>OVENIO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19"/>
          <table:table-cell office:value-type="string" calcext:value-type="string">
            <text:p>T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OU.cif</text:p>
          </table:table-cell>
          <table:table-cell office:value-type="float" office:value="1452672" calcext:value-type="float">
            <text:p>1452672</text:p>
          </table:table-cell>
          <table:table-cell office:value-type="string" calcext:value-type="string">
            <text:p>OVENO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Mul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ECAY03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Yama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ECAY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Bog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1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B.McG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2a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J.Dmochow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M.K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_P2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Schmidt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b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hristofor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WUH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Nishiku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AO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M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2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Kawah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3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Kauf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4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W.Saen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Jani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REC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991217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a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1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05313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05314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1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EA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IE.cif</text:p>
          </table:table-cell>
          <table:table-cell office:value-type="float" office:value="988435" calcext:value-type="float">
            <text:p>988435</text:p>
          </table:table-cell>
          <table:table-cell office:value-type="string" calcext:value-type="string">
            <text:p>QORVIE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OK.cif</text:p>
          </table:table-cell>
          <table:table-cell office:value-type="float" office:value="988436" calcext:value-type="float">
            <text:p>988436</text:p>
          </table:table-cell>
          <table:table-cell office:value-type="string" calcext:value-type="string">
            <text:p>QORVOK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UQ.cif</text:p>
          </table:table-cell>
          <table:table-cell office:value-type="float" office:value="988437" calcext:value-type="float">
            <text:p>988437</text:p>
          </table:table-cell>
          <table:table-cell office:value-type="string" calcext:value-type="string">
            <text:p>QORVU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AX.cif</text:p>
          </table:table-cell>
          <table:table-cell office:value-type="float" office:value="988438" calcext:value-type="float">
            <text:p>988438</text:p>
          </table:table-cell>
          <table:table-cell office:value-type="string" calcext:value-type="string">
            <text:p>QORWA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EB.cif</text:p>
          </table:table-cell>
          <table:table-cell office:value-type="float" office:value="988439" calcext:value-type="float">
            <text:p>988439</text:p>
          </table:table-cell>
          <table:table-cell office:value-type="string" calcext:value-type="string">
            <text:p>QORWE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IF.cif</text:p>
          </table:table-cell>
          <table:table-cell office:value-type="float" office:value="988440" calcext:value-type="float">
            <text:p>988440</text:p>
          </table:table-cell>
          <table:table-cell office:value-type="string" calcext:value-type="string">
            <text:p>QORWI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OL.cif</text:p>
          </table:table-cell>
          <table:table-cell office:value-type="float" office:value="988441" calcext:value-type="float">
            <text:p>988441</text:p>
          </table:table-cell>
          <table:table-cell office:value-type="string" calcext:value-type="string">
            <text:p>QORWO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UR.cif</text:p>
          </table:table-cell>
          <table:table-cell office:value-type="float" office:value="988442" calcext:value-type="float">
            <text:p>988442</text:p>
          </table:table-cell>
          <table:table-cell office:value-type="string" calcext:value-type="string">
            <text:p>QORWU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XAY.cif</text:p>
          </table:table-cell>
          <table:table-cell office:value-type="float" office:value="988443" calcext:value-type="float">
            <text:p>988443</text:p>
          </table:table-cell>
          <table:table-cell office:value-type="string" calcext:value-type="string">
            <text:p>QORXAY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IB00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OH00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B1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B2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C1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1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5cc05181a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04030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QXES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YMAL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RNUW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TJAA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TJEE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3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4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C1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22375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C1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TVER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OVWUY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cc08883b2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2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2a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2b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eoVisInput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AB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EF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5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a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b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g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AR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EV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IZ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OF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YUWAN.cif</text:p>
          </table:table-cell>
          <table:table-cell office:value-type="float" office:value="777074" calcext:value-type="float">
            <text:p>777074</text:p>
          </table:table-cell>
          <table:table-cell office:value-type="string" calcext:value-type="string">
            <text:p>UYUWA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947541.cif</text:p>
          </table:table-cell>
          <table:table-cell office:value-type="float" office:value="947541" calcext:value-type="float">
            <text:p>947541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2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FRIT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LZON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MPAQ.cif</text:p>
          </table:table-cell>
          <table:table-cell office:value-type="float" office:value="1020548" calcext:value-type="float">
            <text:p>1020548</text:p>
          </table:table-cell>
          <table:table-cell office:value-type="string" calcext:value-type="string">
            <text:p>VOMPAQ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MPEU.cif</text:p>
          </table:table-cell>
          <table:table-cell office:value-type="float" office:value="1020549" calcext:value-type="float">
            <text:p>1020549</text:p>
          </table:table-cell>
          <table:table-cell office:value-type="string" calcext:value-type="string">
            <text:p>VOMPE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CC3a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CC3b.cif</text:p>
          </table:table-cell>
          <table:table-cell office:value-type="float" office:value="1020547" calcext:value-type="float">
            <text:p>1020547</text:p>
          </table:table-cell>
          <table:table-cell office:value-type="string" calcext:value-type="string">
            <text:p>VOMNUI</text:p>
          </table:table-cell>
          <table:table-cell/>
          <table:table-cell office:value-type="string" calcext:value-type="string">
            <text:p>comes up as nonporous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GYUN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X1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2c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2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HUL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JAT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OHXOK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UKHOD.cif</text:p>
          </table:table-cell>
          <table:table-cell office:value-type="float" office:value="1052133" calcext:value-type="float">
            <text:p>1052133</text:p>
          </table:table-cell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2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IRCIO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UYPUG.cif</text:p>
          </table:table-cell>
          <table:table-cell office:value-type="float" office:value="1445388" calcext:value-type="float">
            <text:p>1445388</text:p>
          </table:table-cell>
          <table:table-cell office:value-type="string" calcext:value-type="string">
            <text:p>ZUYPUG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UYQAN.cif</text:p>
          </table:table-cell>
          <table:table-cell office:value-type="float" office:value="1445389" calcext:value-type="float">
            <text:p>1445389</text:p>
          </table:table-cell>
          <table:table-cell office:value-type="string" calcext:value-type="string">
            <text:p>ZUYQA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6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54:36.642247891</meta:creation-date>
    <dc:date>2019-06-03T15:38:45.296885131</dc:date>
    <meta:editing-duration>P4DT1H11M39S</meta:editing-duration>
    <meta:editing-cycles>164</meta:editing-cycles>
    <meta:generator>LibreOffice/6.0.7.3$Linux_X86_64 LibreOffice_project/00m0$Build-3</meta:generator>
    <meta:document-statistic meta:table-count="1" meta:cell-count="1461" meta:object-count="0"/>
  </office:meta>
</office:document-meta>
</file>